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237d" officeooo:paragraph-rsid="0007237d"/>
    </style:style>
    <style:style style:name="P2" style:family="paragraph" style:parent-style-name="Standard">
      <style:text-properties officeooo:rsid="0007237d" officeooo:paragraph-rsid="0008f07e"/>
    </style:style>
    <style:style style:name="P3" style:family="paragraph" style:parent-style-name="Standard">
      <style:text-properties officeooo:rsid="0007237d" officeooo:paragraph-rsid="000936ae"/>
    </style:style>
    <style:style style:name="T1" style:family="text">
      <style:text-properties officeooo:rsid="0008f07e"/>
    </style:style>
    <style:style style:name="T2" style:family="text">
      <style:text-properties officeooo:rsid="000936ae"/>
    </style:style>
    <style:style style:name="T3" style:family="text">
      <style:text-properties officeooo:rsid="0009d7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 text:c="2"/><text:tab/></text:p>
      <text:p text:style-name="P1"><text:tab/><text:tab/></text:p>
      <text:p text:style-name="P1"/>
      <text:p text:style-name="P1"><text:s text:c="4"/>linux-03.BasicCommand</text:p>
      <text:p text:style-name="P1"><text:s text:c="4"/>linux-03.cat</text:p>
      <text:p text:style-name="P1"><text:s text:c="4"/>linux-cp</text:p>
      <text:p text:style-name="P1"><text:s text:c="4"/>linux-mv</text:p>
      <text:p text:style-name="P1"><text:s text:c="4"/>linux-cut</text:p>
      <text:p text:style-name="P1"><text:s text:c="4"/>Linux-grep</text:p>
      <text:p text:style-name="P1"><text:s text:c="4"/>linux-headtail</text:p>
      <text:p text:style-name="P1"><text:s text:c="4"/>linux-su</text:p>
      <text:p text:style-name="P1"><text:s text:c="4"/>linux-wc</text:p>
      <text:p text:style-name="P1"><text:s text:c="4"/>linux-sort</text:p>
      <text:p text:style-name="P1"><text:s text:c="4"/>linux-useradministration</text:p>
      <text:p text:style-name="P1"><text:s text:c="4"/>linux-sudo</text:p>
      <text:p text:style-name="P1"><text:s text:c="4"/>linux-uptime</text:p>
      <text:p text:style-name="P1"><text:s text:c="4"/>Linux-free</text:p>
      <text:p text:style-name="P1"><text:s text:c="4"/>linux-swap</text:p>
      <text:p text:style-name="P1"><text:s text:c="4"/>linux-skeldirectory</text:p>
      <text:p text:style-name="P1"><text:s text:c="4"/>linux-id</text:p>
      <text:p text:style-name="P1"/>
      <text:p text:style-name="P1"/>
      <text:p text:style-name="P1"/>
      <text:p text:style-name="P1"><text:s text:c="87"/>LAMP COMPILATION</text:p>
      <text:p text:style-name="P1"/>
      <text:p text:style-name="P1"><text:s text:c="8"/></text:p>
      <text:p text:style-name="P1"><text:s text:c="58"/>In this documentation I will show you how can we install the lamp stack from the source code. LAMP <text:s/>stands for Linux, Apache, Mysql, Php (it can be either python or perl ). I run CentOS-6.3 on my computer . You can follow these steps and install the lamp stack on redhat and fedora too.</text:p>
      <text:p text:style-name="P1"/>
      <text:p text:style-name="P1">Note: Before Starting the installation I will give you <text:s/>details of the directory structure that I am going to use</text:p>
      <text:p text:style-name="P1"/>
      <text:p text:style-name="P1"/>
      <text:p text:style-name="P1"><text:s text:c="11"/>Please flush your firewall before you testing this </text:p>
      <text:p text:style-name="P1"><text:s text:c="20"/></text:p>
      <text:p text:style-name="P1"><text:s text:c="16"/>[root@freedom] # iptables -F</text:p>
      <text:p text:style-name="P1"><text:s text:c="16"/>[root@freedom] # service <text:s/>iptables <text:s/>save</text:p>
      <text:p text:style-name="P1"><text:s text:c="6"/></text:p>
      <text:p text:style-name="P1"><text:s text:c="6"/>Directory Structure </text:p>
      <text:p text:style-name="P1"><text:s/></text:p>
      <text:p text:style-name="P1"><text:s text:c="15"/>/usr/local/src/lamp <text:s/>: The Downloaded .tar file will be save here.</text:p>
      <text:p text:style-name="P1"><text:s text:c="15"/>/usr/local/lamp <text:s text:c="7"/>: This where we compile install the source code</text:p>
      <text:p text:style-name="P1"><text:s text:c="15"/></text:p>
      <text:p text:style-name="P1"><text:s text:c="15"/>/usr/local/lamp/apache <text:s/>: <text:s/>we will install Apache under this directory</text:p>
      <text:p text:style-name="P1"><text:s text:c="15"/>/usr/local/lamp/mysql <text:s text:c="3"/>: <text:s/>we will install Mysql under this directory</text:p>
      <text:p text:style-name="P1"><text:s text:c="15"/>/usr/local/lamp/php <text:s text:c="6"/>: <text:s/>we will install php under this directory</text:p>
      <text:p text:style-name="P1"><text:s text:c="18"/></text:p>
      <text:p text:style-name="P1"><text:s text:c="4"/></text:p>
      <text:p text:style-name="P1"/>
      <text:p text:style-name="P1"><text:soft-page-break/><text:s text:c="3"/></text:p>
      <text:p text:style-name="P1"><text:s text:c="7"/>Step1:- Removing the already installed rpms </text:p>
      <text:p text:style-name="P1"/>
      <text:p text:style-name="P1">Note: Most of the linux distributions carry part of the lamp stack by default so we must stop it and remove them </text:p>
      <text:p text:style-name="P1"><text:s text:c="8"/></text:p>
      <text:p text:style-name="P1"><text:s text:c="21"/>check whether the rpm's are already there</text:p>
      <text:p text:style-name="P1"/>
      <text:p text:style-name="P1"><text:s text:c="17"/>[root@freedom] # <text:s/>rpm -qa | grep httpd <text:s text:c="7"/>&lt;-- Installed</text:p>
      <text:p text:style-name="P1"><text:s text:c="23"/>httpd-2.2.15-15.el6.centos.1.x86_64</text:p>
      <text:p text:style-name="P1"/>
      <text:p text:style-name="P1"><text:s text:c="17"/>[root@freedom] # rpm -qa | grep mysql <text:s text:c="10"/>&lt;-- Installed</text:p>
      <text:p text:style-name="P1"><text:s text:c="24"/>mysql-server-5.1.61-4.el6.x86_64 <text:s text:c="2"/></text:p>
      <text:p text:style-name="P1"><text:s/></text:p>
      <text:p text:style-name="P1"><text:s text:c="17"/>[root@freedom] # rpm -qa | grep php <text:s text:c="11"/>&lt;-- Not Installed </text:p>
      <text:p text:style-name="P1"><text:s text:c="21"/>**not installed**</text:p>
      <text:p text:style-name="P1"/>
      <text:p text:style-name="P1"><text:s text:c="21"/>stop the services</text:p>
      <text:p text:style-name="P1"><text:s text:c="17"/></text:p>
      <text:p text:style-name="P1"><text:s text:c="16"/>[root@freedom] # service <text:s/>httpd <text:s text:c="3"/>stop</text:p>
      <text:p text:style-name="P1"><text:s text:c="16"/>[root@freedom] # service <text:s/>mysqld <text:s/>stop</text:p>
      <text:p text:style-name="P1"/>
      <text:p text:style-name="P1"><text:s text:c="20"/>removing the Packages </text:p>
      <text:p text:style-name="P1"/>
      <text:p text:style-name="P1"><text:s text:c="16"/>[root@freedom] # rpm <text:s/>-e <text:s text:c="2"/>httpd</text:p>
      <text:p text:style-name="P1"><text:s text:c="16"/>[root@freedom] # rpm <text:s/>-e <text:s text:c="2"/>mysql-server</text:p>
      <text:p text:style-name="P1"/>
      <text:p text:style-name="P1"><text:s text:c="6"/></text:p>
      <text:p text:style-name="P1"><text:s text:c="7"/>Step2:- Downloading the .tar file</text:p>
      <text:p text:style-name="P1"><text:s text:c="6"/></text:p>
      <text:p text:style-name="P1"><text:line-break/><text:line-break/><text:line-break/><text:line-break/><text:line-break/><text:line-break/><text:line-break/> <text:s text:c="15"/>[root@freedom] # mkdir <text:s/>/usr/local/src/lamp <text:s text:c="15"/></text:p>
      <text:p text:style-name="P1"><text:s text:c="16"/>[root@freedom] # mkdir <text:s/>/usr/local/lamp <text:s text:c="14"/></text:p>
      <text:p text:style-name="P1"><text:s text:c="16"/>[root@freedom] # cd /usr/local/src/lamp</text:p>
      <text:p text:style-name="P1"/>
      <text:p text:style-name="P1"><text:s text:c="16"/>[root@freedom] # <text:s text:c="2"/>wget <text:s/>http://apache.techartifact.com/mirror/httpd/httpd-2.2.22.tar.gz <text:s text:c="3"/></text:p>
      <text:p text:style-name="P1"><text:s text:c="16"/>[root@freedom] # <text:s text:c="2"/>wget <text:s/>http://in1.php.net/get/php-5.4.8.tar.gz/from/this/mirror</text:p>
      <text:p text:style-name="P1"><text:s text:c="16"/>[root@freedom] # <text:s text:c="2"/>wget <text:s/>http://www.mysql.com/get/Downloads/MySQL-5.5/mysql-5.5.28.tar.gz/from/http://cdn.mysql.com/</text:p>
      <text:p text:style-name="P1"/>
      <text:p text:style-name="P1"><text:s text:c="6"/></text:p>
      <text:p text:style-name="P1"><text:s text:c="8"/>Step4:- Installing Compiler and necessary dependencies</text:p>
      <text:p text:style-name="P1"/>
      <text:p text:style-name="P3"><text:s text:c="20"/>[root@freedom] # yum <text:s text:c="2"/>install <text:s text:c="2"/>gcc <text:s text:c="3"/>gcc-c++ <text:s text:c="3"/>cmake <text:s text:c="2"/>ncurses-devel <text:s text:c="2"/>libxml2-devel<text:line-break/><text:line-break/><text:line-break/><text:soft-page-break/><text:span text:style-name="T2">ethu vere anu<text:line-break/></text:span><text:line-break/><text:span text:style-name="T2">./configure --with-included-apr</text:span></text:p>
      <text:p text:style-name="P1"/>
      <text:p text:style-name="P1"><text:s text:c="3"/></text:p>
      <text:p text:style-name="P1"><text:s text:c="7"/>Step5.1:- Compiling and Testing Apache <text:s text:c="15"/></text:p>
      <text:p text:style-name="P1"/>
      <text:p text:style-name="P1"><text:s text:c="18"/>[root@freedom] # <text:s/>tar <text:s text:c="2"/>-xvf <text:s/>httpd-2.2.22.tar.gz <text:s/></text:p>
      <text:p text:style-name="P1"><text:s text:c="18"/>[root@freedom] # <text:s/>cd <text:s text:c="3"/>/usr/local/src/lamp/httpd-2.2.22</text:p>
      <text:p text:style-name="P1"><text:s text:c="18"/>[root@freedom] # <text:s/>./configure --prefix=/usr/local/lamp/apache <text:s/>--enable-so <text:s text:c="2"/>--enable-mods-shared="most"</text:p>
      <text:p text:style-name="P1"><text:s text:c="18"/>[root@freedom] # <text:s/>make</text:p>
      <text:p text:style-name="P1"><text:s text:c="18"/>[root@freedom] # <text:s/>make install</text:p>
      <text:p text:style-name="P1"/>
      <text:p text:style-name="P1">Note: What is Configure Scipt , Make, Make install</text:p>
      <text:p text:style-name="P1"/>
      <text:p text:style-name="P1">Configure: Configure script Checks some details about the machine on which the software is going to be installed. This script checks for lots of dependencies on your system. For the particular software to work properly, it may be requiring a lot of things to be existing on your machine already. If any of the major requirements are missing on your system, the configure script would exit and you cannot proceed with the installation, until you get those required things. if configure <text:s/>fails we can not execute the make command. </text:p>
      <text:p text:style-name="P1"/>
      <text:p text:style-name="P1">Make: Actual Compilation of the source code </text:p>
      <text:p text:style-name="P1"/>
      <text:p text:style-name="P1">Make install: Install the compiled binaries to proper directories </text:p>
      <text:p text:style-name="P1"/>
      <text:p text:style-name="P1">--prefix : With prefix we specify the location where want to install the software ( /usr/local/lamp/apache/) </text:p>
      <text:p text:style-name="P1"><text:s text:c="101"/>default location will be under (/usr/local/apache2)</text:p>
      <text:p text:style-name="P1"/>
      <text:p text:style-name="P1"/>
      <text:p text:style-name="P1">--enable-so : This will enable DSO (Dynamic Shared Object ) capability so that we can add additional modules to apache <text:s text:c="24"/></text:p>
      <text:p text:style-name="P1"><text:s text:c="13"/>with out recompiling <text:s/>the entire apache.</text:p>
      <text:p text:style-name="P1"/>
      <text:p text:style-name="P1">--enable-mods-shared="most" : List of modules we want to enable . here i choose to enable most of the modules. </text:p>
      <text:p text:style-name="P1"/>
      <text:p text:style-name="P1"/>
      <text:p text:style-name="P1"><text:s text:c="7"/>Step5.2:- Satrting And testing Apache </text:p>
      <text:p text:style-name="P1"><text:s/></text:p>
      <text:p text:style-name="P1"/>
      <text:p text:style-name="P1"><text:s text:c="16"/>[root@freedom]# ll <text:s text:c="3"/>/usr/local/lamp/apache/</text:p>
      <text:p text:style-name="P1"><text:s text:c="16"/>total 60</text:p>
      <text:p text:style-name="P1"><text:s text:c="16"/>drwxr-xr-x <text:s text:c="2"/>2 <text:s text:c="2"/>root <text:s text:c="2"/>root <text:s/>4096 Oct 23 23:17 bin <text:s text:c="10"/>&lt;- all binaries are inside this</text:p>
      <text:p text:style-name="P1"><text:s text:c="16"/>drwxr-xr-x <text:s text:c="2"/>2 <text:s text:c="2"/>root <text:s text:c="2"/>root <text:s/>4096 Oct 23 23:18 build <text:s text:c="3"/></text:p>
      <text:p text:style-name="P1"><text:s text:c="16"/>drwxr-xr-x <text:s text:c="2"/>2 <text:s text:c="2"/>root <text:s text:c="2"/>root <text:s/>4096 Oct 23 23:17 cgi-bin <text:s text:c="5"/>&lt;- Cgi Directory</text:p>
      <text:p text:style-name="P1"><text:s text:c="16"/>drwxr-xr-x <text:s text:c="2"/>4 <text:s text:c="2"/>root <text:s text:c="2"/>root <text:s/>4096 Oct 23 23:17 conf</text:p>
      <text:p text:style-name="P1"><text:s text:c="16"/>drwxr-xr-x <text:s text:c="2"/>3 <text:s text:c="2"/>root <text:s text:c="2"/>root <text:s/>4096 Oct 23 23:17 error</text:p>
      <text:p text:style-name="P1"><text:s text:c="16"/>drwxr-xr-x <text:s text:c="2"/>2 <text:s text:c="2"/>root <text:s text:c="2"/>root <text:s/>4096 Jan 26 <text:s/>2012 htdocs <text:s text:c="6"/>&lt;- Document Root</text:p>
      <text:p text:style-name="P1"><text:soft-page-break/><text:s text:c="16"/>drwxr-xr-x <text:s text:c="2"/>3 <text:s text:c="2"/>root <text:s text:c="2"/>root <text:s/>4096 Oct 23 23:17 icons</text:p>
      <text:p text:style-name="P1"><text:s text:c="16"/>drwxr-xr-x <text:s text:c="2"/>2 <text:s text:c="2"/>root <text:s text:c="2"/>root <text:s/>4096 Oct 23 23:17 include</text:p>
      <text:p text:style-name="P1"><text:s text:c="16"/>drwxr-xr-x <text:s text:c="2"/>3 <text:s text:c="2"/>root <text:s text:c="2"/>root <text:s/>4096 Oct 23 23:17 lib</text:p>
      <text:p text:style-name="P1"><text:s text:c="16"/>drwxr-xr-x <text:s text:c="2"/>2 <text:s text:c="2"/>root <text:s text:c="2"/>root <text:s/>4096 Oct 23 23:18 logs</text:p>
      <text:p text:style-name="P1"><text:s text:c="16"/>drwxr-xr-x <text:s text:c="2"/>4 <text:s text:c="2"/>root <text:s text:c="2"/>root <text:s/>4096 Oct 23 23:18 man</text:p>
      <text:p text:style-name="P1"><text:s text:c="16"/>drwxr-xr-x <text:s/>14 <text:s/>root <text:s text:c="2"/>root 12288 Jan 26 <text:s/>2012 manual</text:p>
      <text:p text:style-name="P1"><text:s text:c="16"/>drwxr-xr-x <text:s text:c="2"/>2 <text:s text:c="2"/>root <text:s text:c="2"/>root <text:s/>4096 Oct 23 23:17 modules</text:p>
      <text:p text:style-name="P1"/>
      <text:p text:style-name="P1"><text:s text:c="13"/>[root@freedom] # /usr/local/lamp/apache/bin/apachectl <text:s/>start <text:s text:c="5"/>stating the apache</text:p>
      <text:p text:style-name="P1"/>
      <text:p text:style-name="P1"><text:s text:c="13"/>[root@freedom] # netstat -ntlp | grep httpd <text:s/>checking the apache is running using netstat</text:p>
      <text:p text:style-name="P1"><text:s text:c="14"/>tcp <text:s text:c="7"/>0 <text:s text:c="5"/>0 :::80 <text:s text:c="22"/>:::* <text:s text:c="23"/>LISTEN <text:s text:c="5"/>31097/httpd</text:p>
      <text:p text:style-name="P1"><text:s text:c="13"/></text:p>
      <text:p text:style-name="P1"><text:s text:c="13"/>checking </text:p>
      <text:p text:style-name="P1"/>
      <text:p text:style-name="P1"><text:s text:c="13"/>"Now open up a browser and type <text:s text:c="3"/>http://127.0.0.1 <text:s/>or http://yourip <text:s/>you will get test page containing "It works!" <text:s/>"</text:p>
      <text:p text:style-name="P1"/>
      <text:p text:style-name="P1">Note: The default index.html is locate in side the <text:s/>/usr/local/lamp/apache/htdocs/index.html</text:p>
      <text:p text:style-name="P1"/>
      <text:p text:style-name="P1"/>
      <text:p text:style-name="P1"/>
      <text:p text:style-name="P1"><text:s text:c="7"/>5.4:- Making Apache start at boot time </text:p>
      <text:p text:style-name="P1"><text:s text:c="7"/></text:p>
      <text:p text:style-name="P1"><text:s text:c="12"/>[root@freedom] # <text:s/>cd <text:s/>/etc/init.d/</text:p>
      <text:p text:style-name="P1"><text:s text:c="12"/>[root@freedom] # <text:s/>chkconfig <text:s/>--del httpd</text:p>
      <text:p text:style-name="P1"><text:s text:c="12"/>[root@freedom] # <text:s/>rm -rf httpd </text:p>
      <text:p text:style-name="P1"><text:s text:c="12"/>[root@freedom] # <text:s/>wget <text:s text:c="2"/>http://linuxway.weebly.com/uploads/1/2/6/7/12671374/httpd</text:p>
      <text:p text:style-name="P1"><text:s text:c="12"/>[root@freedom] # <text:s/>chmod <text:s/>755 <text:s/>httpd</text:p>
      <text:p text:style-name="P1"><text:s text:c="12"/>[root@freedom] # <text:s/>chkconfig <text:s/>--add <text:s/>httpd</text:p>
      <text:p text:style-name="P1"><text:s text:c="12"/>[root@freedom] # <text:s/>chkconfig <text:s text:c="2"/>httpd <text:s/>on </text:p>
      <text:p text:style-name="P1"><text:s/></text:p>
      <text:p text:style-name="P1"/>
      <text:p text:style-name="P1"><text:s text:c="7"/>6.1 Compiling Mysql </text:p>
      <text:p text:style-name="P1"/>
      <text:p text:style-name="P1">Note: Before Compiling the mysql we need to create a user called "mysql" so that we can run the mysql service under his privilege </text:p>
      <text:p text:style-name="P1"/>
      <text:p text:style-name="P1"/>
      <text:p text:style-name="P1"><text:s text:c="10"/>[root@freedom] # groupadd <text:s text:c="2"/>mysql</text:p>
      <text:p text:style-name="P1"><text:s text:c="10"/>[root@freedom] # useradd <text:s text:c="2"/>-g <text:s/>mysql <text:s text:c="2"/>mysql</text:p>
      <text:p text:style-name="P1"/>
      <text:p text:style-name="P1"/>
      <text:p text:style-name="P1"><text:s text:c="13"/>[root@freedom] # cd <text:s text:c="2"/>/usr/local/src/lamp</text:p>
      <text:p text:style-name="P1"><text:s text:c="13"/>[root@freedom] # ll</text:p>
      <text:p text:style-name="P1"><text:s text:c="14"/>total 44848</text:p>
      <text:p text:style-name="P1"><text:s text:c="14"/>drwxr-xr-x 12 <text:s text:c="2"/>abhijith abhijith <text:s text:c="8"/>4096 <text:s text:c="3"/>Oct 23 23:58 <text:s text:c="3"/>httpd-2.2.22</text:p>
      <text:p text:style-name="P1"><text:s text:c="14"/>-rw-r--r-- <text:s text:c="2"/>1 <text:s text:c="4"/>root <text:s/>root <text:s text:c="5"/>7200529 <text:s text:c="3"/>Jan 31 <text:s/>2012 <text:s text:c="3"/>httpd-2.2.22.tar.gz</text:p>
      <text:p text:style-name="P1"><text:s text:c="14"/>-rw-r--r-- <text:s text:c="2"/>1 <text:s text:c="4"/>root <text:s/>root <text:s text:c="4"/>24739429 <text:s text:c="3"/>Aug 29 22:13 <text:s text:c="2"/>mysql-5.5.28.tar.gz</text:p>
      <text:p text:style-name="P1"><text:s text:c="14"/>-rw-r--r-- <text:s text:c="2"/>1 <text:s text:c="4"/>root <text:s/>root <text:s text:c="4"/>13978086 <text:s text:c="3"/>Oct 18 23:11 <text:s text:c="2"/>php-5.4.8.tar.gz</text:p>
      <text:p text:style-name="P1"/>
      <text:p text:style-name="P1"><text:s text:c="9"/></text:p>
      <text:p text:style-name="P1"><text:soft-page-break/><text:s text:c="10"/>[root@freedom] # tar <text:s text:c="2"/>-xvf <text:s text:c="2"/>mysql-5.5.28.tar.gz</text:p>
      <text:p text:style-name="P1"/>
      <text:p text:style-name="P1"><text:s text:c="10"/>[root@freedom] # cd <text:s/>mysql-5.5.28 <text:s text:c="19"/></text:p>
      <text:p text:style-name="P1"><text:s text:c="10"/>[root@freedom] # pwd </text:p>
      <text:p text:style-name="P1"/>
      <text:p text:style-name="P1"><text:s text:c="11"/>/usr/local/src/lamp/mysql-5.5.28</text:p>
      <text:p text:style-name="P1"/>
      <text:p text:style-name="P1"><text:s text:c="10"/>[root@freedom] # <text:s/>cmake <text:s text:c="3"/>-DCMAKE_INSTALL_PREFIX=/usr/local/lamp/mysql <text:s text:c="3"/>-DMYSQL_DATADIR=/usr/local/lamp/mysql/data</text:p>
      <text:p text:style-name="P1"/>
      <text:p text:style-name="P1"/>
      <text:p text:style-name="P1"><text:s text:c="10"/>---------------------------------------------------------------------------------------------------------------------------------------------</text:p>
      <text:p text:style-name="P1"><text:s text:c="13"/>Note: If you get any error while running the camke like any dependency error first you nee to install the proper rpm</text:p>
      <text:p text:style-name="P1"><text:s text:c="10"/>and before running the <text:s/>cmake <text:s/>again you should <text:s/>remove CMakeCache.txt </text:p>
      <text:p text:style-name="P1"><text:s text:c="10"/>[root@freedom] # rm <text:s/>-rf <text:s/>CMakeCache.txt </text:p>
      <text:p text:style-name="P1"><text:s text:c="10"/>---------------------------------------------------------------------------------------------------------------------------------------------</text:p>
      <text:p text:style-name="P1"/>
      <text:p text:style-name="P1"/>
      <text:p text:style-name="P1"><text:s text:c="10"/>[root@freedom] # make</text:p>
      <text:p text:style-name="P1"><text:s text:c="10"/>[root@freedom] # make install</text:p>
      <text:p text:style-name="P1"><text:s text:c="10"/>[root@freedom] # chown -R mysql:mysql <text:s/>/usr/local/lamp/mysql</text:p>
      <text:p text:style-name="P1"><text:s text:c="10"/>[root@freedom] # /usr/local/lamp/mysql/scripts/mysql_install_db <text:s/>--user=mysql <text:s/>--basedir=/usr/local/lamp/mysql/ <text:s text:c="3"/>\</text:p>
      <text:p text:style-name="P1"><text:s text:c="51"/>--datadir=/usr/local/lamp/mysql/data/</text:p>
      <text:p text:style-name="P1"/>
      <text:p text:style-name="P1"/>
      <text:p text:style-name="P1"/>
      <text:p text:style-name="P1"><text:s text:c="11"/>--------------------------------------------------------------------------------------------------------------------------</text:p>
      <text:p text:style-name="P1"><text:s text:c="13"/>If you installed mysql <text:s/>rpm already using rpm then you should go though this steps</text:p>
      <text:p text:style-name="P1"><text:s text:c="10"/>[root@freedom] # rm <text:s/>-rf <text:s/>/etc/my.cnf</text:p>
      <text:p text:style-name="P1"><text:s text:c="10"/>[root@freedom] # chkconfig --del mysqls</text:p>
      <text:p text:style-name="P1"><text:s text:c="10"/>-------------------------------------------------------------------------------------------------------------------------</text:p>
      <text:p text:style-name="P1"/>
      <text:p text:style-name="P1"><text:s text:c="12"/>[root@freedom] # cp <text:s/>/usr/local/lamp/mysql/support-files/mysql.server <text:s/>/etc/init.d/mysqld</text:p>
      <text:p text:style-name="P1"><text:s text:c="13"/>[root@freedom] # cp <text:s/>/usr/local/lamp/mysql/support-files/my-medium.cnf <text:s/>/etc/my.cnf</text:p>
      <text:p text:style-name="P1"><text:s text:c="10"/>[root@freedom] # chkconfig --add <text:s/>mysqld</text:p>
      <text:p text:style-name="P1"><text:s text:c="10"/>[root@freedom] # chkconfig --list mysqld</text:p>
      <text:p text:style-name="P1"><text:s text:c="14"/>mysqld <text:s text:c="9"/>0:off <text:s text:c="2"/>1:off <text:s text:c="2"/>2:on <text:s text:c="3"/>3:on <text:s text:c="3"/>4:on <text:s text:c="3"/>5:on <text:s text:c="3"/>6:off</text:p>
      <text:p text:style-name="P1"/>
      <text:p text:style-name="P1"><text:s text:c="10"/>[root@freedom] # service <text:s/>mysqld <text:s/>restart</text:p>
      <text:p text:style-name="P1"><text:s text:c="10"/>[root@freedom] # netstat <text:s/>-ntlp | grep mysql</text:p>
      <text:p text:style-name="P1"><text:s text:c="11"/>tcp <text:s text:c="7"/>0 <text:s text:c="5"/>0 0.0.0.0:3306 <text:s text:c="15"/>0.0.0.0:* <text:s text:c="18"/>LISTEN <text:s text:c="5"/>22455/mysqld</text:p>
      <text:p text:style-name="P1"/>
      <text:p text:style-name="P1"><text:soft-page-break/><text:s text:c="11"/></text:p>
      <text:p text:style-name="P1"><text:s text:c="9"/>7.1 Compiling php</text:p>
      <text:p text:style-name="P1"/>
      <text:p text:style-name="P1"/>
      <text:p text:style-name="P1"><text:s text:c="12"/>[root@freedom] # cd <text:s/>/usr/local/src/lamp/</text:p>
      <text:p text:style-name="P1"><text:s text:c="10"/>[root@freedom] # tar <text:s/>-xvf <text:s/>php-5.4.8.tar.gz</text:p>
      <text:p text:style-name="P1"><text:s text:c="12"/>[root@freedom] # cd <text:s text:c="3"/>php-5.4.8.tar.gz</text:p>
      <text:p text:style-name="P1"/>
      <text:p text:style-name="P1"><text:s text:c="13"/>[root@freedom] # <text:s/>./configure <text:s text:c="3"/>--prefix=/usr/local/lamp/php <text:s text:c="3"/>--with-apxs2=/usr/local/lamp/apache/bin/apxs <text:s/>\</text:p>
      <text:p text:style-name="P1"><text:s text:c="37"/>--with-mysql=/usr/local/lamp/mysql/<text:line-break/><text:line-break/><text:line-break/>!/<text:span text:style-name="T3">usr/bin/perl w</text:span></text:p>
      <text:p text:style-name="P1"/>
      <text:p text:style-name="P1"><text:s text:c="13"/>[root@freedom] # make</text:p>
      <text:p text:style-name="P1"><text:s text:c="10"/>[root@freedom] # make install </text:p>
      <text:p text:style-name="P1"><text:s text:c="13"/>[root@freedom] # cp <text:s text:c="2"/>/usr/local/src/lamp/php-5.4.8/php.ini-production <text:s text:c="2"/>/usr/local/lamp/php/lib/php.ini</text:p>
      <text:p text:style-name="P1"/>
      <text:p text:style-name="P1"><text:s text:c="7"/>7.2 Checking php module is installed properly</text:p>
      <text:p text:style-name="P1"/>
      <text:p text:style-name="P1"/>
      <text:p text:style-name="P1"><text:s text:c="11"/>[root@server php-5.4.8]# /usr/local/lamp/apache/bin/apachectl -t -D DUMP_MODULES <text:s/>| <text:s text:c="2"/>grep <text:s text:c="2"/>php</text:p>
      <text:p text:style-name="P1"><text:s text:c="15"/>php5_module (shared)</text:p>
      <text:p text:style-name="P1"><text:s text:c="15"/>Syntax OK</text:p>
      <text:p text:style-name="P1"><text:s text:c="5"/></text:p>
      <text:p text:style-name="P1"><text:s text:c="5"/>7.3 Tell apache to process file starting .php extension <text:s text:c="5"/></text:p>
      <text:p text:style-name="P1"/>
      <text:p text:style-name="P1"/>
      <text:p text:style-name="P1">Open up the file "/usr/local/lamp/apache/conf/httpd.conf " <text:s text:c="2"/>then add <text:s/>" AddHandler <text:s/>application/x-httpd-php <text:s/>.php " <text:s/>with in the <text:s/>&lt;IfModule mime_module&gt; ....... <text:s text:c="2"/>&lt;/IfModule&gt; </text:p>
      <text:p text:style-name="P1"/>
      <text:p text:style-name="P1"><text:s text:c="13"/>[root@freedom] # vim <text:s/>/usr/local/lamp/apache/conf/httpd.conf <text:s/></text:p>
      <text:p text:style-name="P1"><text:s text:c="17"/></text:p>
      <text:p text:style-name="P1"><text:s text:c="17"/>........................</text:p>
      <text:p text:style-name="P1"><text:s text:c="17"/>........................</text:p>
      <text:p text:style-name="P1"><text:s text:c="17"/>&lt;IfModule mime_module&gt;</text:p>
      <text:p text:style-name="P1"><text:s text:c="17"/>........................</text:p>
      <text:p text:style-name="P1"><text:s text:c="17"/>AddType application/x-compress .Z <text:s text:c="2"/></text:p>
      <text:p text:style-name="P1"><text:s text:c="17"/>AddType application/x-gzip .gz .tgz</text:p>
      <text:p text:style-name="P1"><text:s text:c="17"/>AddHandler <text:s/>application/x-httpd-php <text:s text:c="2"/>.php <text:s text:c="3"/>.html <text:s text:c="11"/></text:p>
      <text:p text:style-name="P1"><text:s text:c="17"/>......................... <text:s text:c="15"/></text:p>
      <text:p text:style-name="P1"><text:s text:c="17"/>......................... <text:s text:c="2"/></text:p>
      <text:p text:style-name="P1"><text:s text:c="16"/>&lt;/IfModule&gt;</text:p>
      <text:p text:style-name="P1"/>
      <text:p text:style-name="P1"><text:s text:c="8"/>7.4 Checking Everything works properly </text:p>
      <text:p text:style-name="P1"><text:s text:c="20"/></text:p>
      <text:p text:style-name="P1"><text:s text:c="7"/>Create an <text:s/>index.php <text:s text:c="2"/>under <text:s/>/usr/local/lamp/apache/htdocs/ <text:s text:c="2"/>with the following contents.</text:p>
      <text:p text:style-name="P1"/>
      <text:p text:style-name="P1"><text:s text:c="14"/>[root@freedom] # vim /usr/local/lamp/apache/htdocs/index.php</text:p>
      <text:p text:style-name="P1"><text:soft-page-break/><text:s text:c="14"/></text:p>
      <text:p text:style-name="P1"><text:s text:c="16"/>&lt;?php</text:p>
      <text:p text:style-name="P1"><text:s text:c="24"/>phpinfo ();</text:p>
      <text:p text:style-name="P1"><text:s text:c="17"/>?&gt;</text:p>
      <text:p text:style-name="P1"><text:s text:c="11"/>:wq</text:p>
      <text:p text:style-name="P1"/>
      <text:p text:style-name="P1"/>
      <text:p text:style-name="P1"><text:s text:c="14"/>[root@freedom] # service httpd restart</text:p>
      <text:p text:style-name="P1"><text:s text:c="14"/>[root@freedom] # service mysqld restart</text:p>
      <text:p text:style-name="P1"/>
      <text:p text:style-name="P1"><text:s text:c="7"/>"Now open up a browser and type <text:s text:c="3"/>http://127.0.0.1/index.php <text:s/>or http://yourip <text:s/>you will get test page containing information about <text:s/>php,mysql,apache and all the libraries compiled with php " <text:s text:c="7"/></text:p>
      <text:p text:style-name="P1">Picture</text:p>
      <text:p text:style-name="P1"/>
      <text:p text:style-name="P1"/>
      <text:p text:style-name="P1"><text:s text:c="5"/>Making index.php as the default page</text:p>
      <text:p text:style-name="P1"/>
      <text:p text:style-name="P1"><text:s text:c="6"/>Edit <text:s/>/usr/local/lamp/apache/conf/httpd.conf <text:s/>as follows </text:p>
      <text:p text:style-name="P1"><text:s text:c="3"/></text:p>
      <text:p text:style-name="P1"><text:s text:c="7"/>&lt;IfModule dir_module&gt;</text:p>
      <text:p text:style-name="P1"><text:s text:c="14"/>DirectoryIndex index.html</text:p>
      <text:p text:style-name="P1"><text:s text:c="7"/>&lt;/IfModule&gt;</text:p>
      <text:p text:style-name="P1"/>
      <text:p text:style-name="P1"><text:s text:c="22"/>TO</text:p>
      <text:p text:style-name="P1"/>
      <text:p text:style-name="P1"><text:s text:c="7"/>&lt;IfModule dir_module&gt;</text:p>
      <text:p text:style-name="P1"><text:s text:c="14"/>DirectoryIndex <text:s text:c="6"/>index.php <text:s/>index.html</text:p>
      <text:p text:style-name="P1"><text:s text:c="7"/>&lt;/IfModule&gt;</text:p>
      <text:p text:style-name="P1"/>
      <text:p text:style-name="P1"/>
      <text:p text:style-name="P1"><text:s text:c="3"/>Removing the Installed LAMP server</text:p>
      <text:p text:style-name="P1"/>
      <text:p text:style-name="P1"/>
      <text:p text:style-name="P1"><text:s text:c="10"/>you can simply unstall the lamp server by removing the directories in which you have installed the source code but <text:s text:c="2"/>before doing <text:s/>this you should properly stop the running services . </text:p>
      <text:p text:style-name="P1"/>
      <text:p text:style-name="P1"/>
      <text:p text:style-name="P1"><text:s text:c="7"/>[root@freedom] # <text:s/>service <text:s/>httpd <text:s/>stop</text:p>
      <text:p text:style-name="P1"><text:s text:c="7"/>[root@freedom] # <text:s/>service <text:s/>mysqld stop</text:p>
      <text:p text:style-name="P1"><text:s text:c="7"/>[root@freedom] # <text:s/>rm <text:s/>-rf <text:s text:c="2"/>/usr/local/lamp/apache</text:p>
      <text:p text:style-name="P1"><text:s text:c="7"/>[root@freedom] # <text:s/>rm <text:s/>-rf <text:s text:c="2"/>/usr/local/lamp/mysql</text:p>
      <text:p text:style-name="P1"><text:s text:c="7"/>[root@freedom] # <text:s/>rm <text:s/>-rf <text:s text:c="2"/>/usr/local/lamp/php </text:p>
      <text:p text:style-name="P1"/>
      <text:p text:style-name="P1">Create a free website</text:p>
      <text:p text:style-name="P1">Powered by</text:p>
      <text:p text:style-name="P1">Start your own free website</text:p>
      <text:p text:style-name="P2">A surprisingly easy drag &amp; drop site creator. Learn more.<text:line-break/><text:line-break/><text:line-break/><text:line-break/><text:span text:style-name="T1"> ./configure --prefix=/php --with-apxs2=/apache/bin/apx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0:27:50.058768259</meta:creation-date>
    <dc:date>2017-07-26T22:24:55.960816624</dc:date>
    <meta:editing-duration>P0D</meta:editing-duration>
    <meta:editing-cycles>4</meta:editing-cycles>
    <meta:generator>LibreOffice/4.2.8.2$Linux_X86_64 LibreOffice_project/420m0$Build-2</meta:generator>
    <meta:document-statistic meta:table-count="0" meta:image-count="0" meta:object-count="0" meta:page-count="7" meta:paragraph-count="222" meta:word-count="1280" meta:character-count="13394" meta:non-whitespace-character-count="8894"/>
  </office:meta>
</office:document-meta>
</file>